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2b889a" officeooo:paragraph-rsid="000e65a3" style:font-size-asian="16pt" style:font-size-complex="16pt"/>
    </style:style>
    <style:style style:name="P2" style:family="paragraph" style:parent-style-name="Standard">
      <style:text-properties fo:font-size="16pt" officeooo:rsid="002b889a" officeooo:paragraph-rsid="000f1545" style:font-size-asian="16pt" style:font-size-complex="16pt"/>
    </style:style>
    <style:style style:name="P3" style:family="paragraph" style:parent-style-name="Standard">
      <style:text-properties fo:font-size="16pt" officeooo:rsid="0025aa7e" officeooo:paragraph-rsid="000e65a3" style:font-size-asian="16pt" style:font-size-complex="16pt"/>
    </style:style>
    <style:style style:name="P4" style:family="paragraph" style:parent-style-name="Standard">
      <style:text-properties fo:font-size="16pt" officeooo:rsid="00265c4e" officeooo:paragraph-rsid="000e65a3" style:font-size-asian="16pt" style:font-size-complex="16pt"/>
    </style:style>
    <style:style style:name="P5" style:family="paragraph" style:parent-style-name="Standard">
      <style:text-properties fo:font-size="16pt" officeooo:rsid="0027df67" officeooo:paragraph-rsid="000e65a3" style:font-size-asian="16pt" style:font-size-complex="16pt"/>
    </style:style>
    <style:style style:name="P6" style:family="paragraph" style:parent-style-name="Standard">
      <style:text-properties fo:font-size="16pt" officeooo:paragraph-rsid="000e65a3" style:font-size-asian="16pt" style:font-size-complex="16pt"/>
    </style:style>
    <style:style style:name="P7" style:family="paragraph" style:parent-style-name="Standard">
      <style:text-properties fo:font-size="17pt" officeooo:rsid="002d5baa" officeooo:paragraph-rsid="000e65a3" style:font-size-asian="17pt" style:font-size-complex="17pt"/>
    </style:style>
    <style:style style:name="P8" style:family="paragraph" style:parent-style-name="Standard">
      <style:text-properties fo:font-size="17pt" officeooo:rsid="002d5baa" officeooo:paragraph-rsid="000f1545" style:font-size-asian="17pt" style:font-size-complex="17pt"/>
    </style:style>
    <style:style style:name="P9" style:family="paragraph" style:parent-style-name="Standard">
      <style:text-properties fo:font-size="17pt" officeooo:rsid="002b889a" officeooo:paragraph-rsid="000e65a3" style:font-size-asian="17pt" style:font-size-complex="17pt"/>
    </style:style>
    <style:style style:name="P10" style:family="paragraph" style:parent-style-name="Standard">
      <style:text-properties fo:font-size="17pt" officeooo:rsid="002c66f7" officeooo:paragraph-rsid="000e65a3" style:font-size-asian="17pt" style:font-size-complex="17pt"/>
    </style:style>
    <style:style style:name="P11" style:family="paragraph" style:parent-style-name="Standard">
      <style:text-properties fo:font-size="17pt" officeooo:rsid="002c66f7" officeooo:paragraph-rsid="000f1545" style:font-size-asian="17pt" style:font-size-complex="17pt"/>
    </style:style>
    <style:style style:name="T1" style:family="text">
      <style:text-properties officeooo:rsid="0022ea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eac5" style:font-weight-asian="bold" style:font-weight-complex="bold"/>
    </style:style>
    <style:style style:name="T4" style:family="text">
      <style:text-properties fo:font-weight="bold" officeooo:rsid="002a3008" style:font-weight-asian="bold" style:font-weight-complex="bold"/>
    </style:style>
    <style:style style:name="T5" style:family="text">
      <style:text-properties officeooo:rsid="00247dd5"/>
    </style:style>
    <style:style style:name="T6" style:family="text">
      <style:text-properties officeooo:rsid="0025aa7e"/>
    </style:style>
    <style:style style:name="T7" style:family="text">
      <style:text-properties officeooo:rsid="00265c4e"/>
    </style:style>
    <style:style style:name="T8" style:family="text">
      <style:text-properties officeooo:rsid="0025e2f9"/>
    </style:style>
    <style:style style:name="T9" style:family="text">
      <style:text-properties officeooo:rsid="00270e35"/>
    </style:style>
    <style:style style:name="T10" style:family="text">
      <style:text-properties officeooo:rsid="0027df67"/>
    </style:style>
    <style:style style:name="T11" style:family="text">
      <style:text-properties officeooo:rsid="0028ec87"/>
    </style:style>
    <style:style style:name="T12" style:family="text">
      <style:text-properties officeooo:rsid="002a3008"/>
    </style:style>
    <style:style style:name="T13" style:family="text">
      <style:text-properties officeooo:rsid="002b889a"/>
    </style:style>
    <style:style style:name="T14" style:family="text">
      <style:text-properties officeooo:rsid="002c6105"/>
    </style:style>
    <style:style style:name="T15" style:family="text">
      <style:text-properties officeooo:rsid="002e4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 description of a time i experienced </text:span><text:span text:style-name="T3">cognitive bias</text:span><text:span text:style-name="T1">.</text:span><text:span text:style-name="T5">This happened when i wanted to apply for the course i studied in the university. I studied accounting and my choice of the course then was as a result of what </text:span><text:span text:style-name="T6">friends</text:span><text:span text:style-name="T5"> told me concerning the course.</text:span><text:span text:style-name="T6">They said if anyone studies accounting, as soon as he graduates he </text:span><text:span text:style-name="T7">is </text:span><text:span text:style-name="T6">going </text:span><text:span text:style-name="T7">to </text:span><text:span text:style-name="T6">get a job easily in the financial institution and it is a lucrative course.</text:span></text:p>
      <text:p text:style-name="P3">That resonated then in me and made me studied accounting.<text:span text:style-name="T8">I had no one to counsel me then.After graduating i realised it was a flawed judgement that does not represent a correct assessment.Upon graduation no stable and lucrative job, and here i </text:span><text:span text:style-name="T7">am</text:span><text:span text:style-name="T8"> at Semicolon </text:span><text:span text:style-name="T7">Africa today.</text:span></text:p>
      <text:p text:style-name="P3"/>
      <text:p text:style-name="P4">I also experienced <text:span text:style-name="T2">stereotype </text:span>a couple of years back when i <text:s/>applied for a job in a company one of my church members is working.I submitted my curriculum vitae through him.<text:span text:style-name="T9">He assured me i was going to be employed when they start recruiting. Contrary to my expectation,when candidates were shortlisted for interview i was not called.</text:span></text:p>
      <text:p text:style-name="P4"><text:span text:style-name="T9">When i asked him he say the management of the company preferred to employ people below a specific age limit. He also said based on antecedent the people above the current age limit they employed in time past were less productive at work and i told him that was stereotyping.<text:tab/></text:span><text:span text:style-name="T10">I concluded by saying for the fact that those people were less productive does not mean that if i was employed i would be less productive.</text:span></text:p>
      <text:p text:style-name="P4"/>
      <text:p text:style-name="P5">I would also like at this junction to give a brief description of <text:s/>how the <text:span text:style-name="T2">sun</text:span><text:span text:style-name="T4">k </text:span><text:span text:style-name="T2">cost fallacy</text:span> affected in some occasions <text:span text:style-name="T11">when i used to watch movies /films in viewing centers in my village at Obagaji Agatu in Benue state. I realized after paying for the film and sleeping in the course of watching, </text:span><text:span text:style-name="T12">instead of me to leave and go and sleep at home </text:span><text:span text:style-name="T11">i would prefer to be in that estate intermitently till the film ends.</text:span><text:span text:style-name="T12">This was because i had paid for the film and i did not want to waste my money leaving before the </text:span><text:span text:style-name="T13">end of the film.</text:span></text:p>
      <text:p text:style-name="P5"/>
      <text:p text:style-name="P1">I could not write on the other types of biases / <text:span text:style-name="T14">heuristic because i had not experienced it or seen anyone experienced it. </text:span></text:p>
      <text:p text:style-name="P1"/>
      <text:p text:style-name="P1"/>
      <text:p text:style-name="P1"/>
      <text:p text:style-name="P9"/>
      <text:p text:style-name="P10">NUDGE</text:p>
      <text:p text:style-name="P10"><text:soft-page-break/></text:p>
      <text:p text:style-name="P11">I try to be myseif, <text:s/>tried not to immitate anyone and plan the way i do things each time of the day.</text:p>
      <text:p text:style-name="P8">In a typical day i wake up early, reflect on things i did at Semicolon <text:span text:style-name="T15">Africa</text:span> the previous day and things that happened around me as well and as such, this has shaped the way i do things. it has also changed my mindset and perspective of how i see and do things.</text:p>
      <text:p text:style-name="P8">These things i <text:span text:style-name="T15">do o</text:span>n a regular basis. <text:span text:style-name="T15">It has helped me know myself the more, finish my assignments, face and take new challenges <text:s/>both within and outside Semicolon Africa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38:33.612225183</meta:creation-date>
    <dc:date>2023-04-26T09:13:16.726533587</dc:date>
    <meta:editing-duration>PT23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0" meta:word-count="483" meta:character-count="2611" meta:non-whitespace-character-count="2133"/>
  </office:meta>
</office:document-meta>
</file>